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laceOperation.convertToRegex( StringBuff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laceOperation.Replace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Operation.evaluate( String [ ] groups , PropertyHelper propertyHel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